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6407773056155737" office:value-type="float"/>
          <table:table-cell office:value="0.005424748676484561" office:value-type="float"/>
          <table:table-cell office:value="0.007596249583313045" office:value-type="float"/>
          <table:table-cell office:value="0.0008995467985154545" office:value-type="float"/>
          <table:table-cell office:value="0.00511151042706757" office:value-type="float"/>
          <table:table-cell office:value="-0.007514424352896636" office:value-type="float"/>
          <table:table-cell office:value="0.07550899270449918" office:value-type="float"/>
          <table:table-cell office:value="1" office:value-type="float"/>
          <table:table-cell office:value="0.006407773056155737" office:value-type="float"/>
          <table:table-cell office:value="0.005424748676484561" office:value-type="float"/>
          <table:table-cell office:value="0.007596249583313045" office:value-type="float"/>
          <table:table-cell office:value="0.0008995467985154545" office:value-type="float"/>
          <table:table-cell office:value="0.00511151042706757" office:value-type="float"/>
          <table:table-cell office:value="-0.007514424352896636" office:value-type="float"/>
        </table:table-row>
        <table:table-row>
          <table:table-cell office:value="-0.0032964364792949317" office:value-type="float"/>
          <table:table-cell office:value="0.00031839740069495616" office:value-type="float"/>
          <table:table-cell office:value="0.009283872509795267" office:value-type="float"/>
          <table:table-cell office:value="-0.003929745850865719" office:value-type="float"/>
          <table:table-cell office:value="0.0031513649829125173" office:value-type="float"/>
          <table:table-cell office:value="-0.013338889708502333" office:value-type="float"/>
          <table:table-cell office:value="0.0750497824498805" office:value-type="float"/>
          <table:table-cell office:value="2" office:value-type="float"/>
          <table:table-cell office:value="-0.009704209535450668" office:value-type="float"/>
          <table:table-cell office:value="-0.005106351275789605" office:value-type="float"/>
          <table:table-cell office:value="0.0016876229264822223" office:value-type="float"/>
          <table:table-cell office:value="-0.004829292649381174" office:value-type="float"/>
          <table:table-cell office:value="-0.001960145444155053" office:value-type="float"/>
          <table:table-cell office:value="-0.005824465355605697" office:value-type="float"/>
        </table:table-row>
        <table:table-row>
          <table:table-cell office:value="-0.008753094040340414" office:value-type="float"/>
          <table:table-cell office:value="-0.006589364451426687" office:value-type="float"/>
          <table:table-cell office:value="0.0026068492285663512" office:value-type="float"/>
          <table:table-cell office:value="-0.003976134378684336" office:value-type="float"/>
          <table:table-cell office:value="0.00421514658751986" office:value-type="float"/>
          <table:table-cell office:value="-0.007364046438586026" office:value-type="float"/>
          <table:table-cell office:value="0.07336039239363867" office:value-type="float"/>
          <table:table-cell office:value="3" office:value-type="float"/>
          <table:table-cell office:value="-0.005456657561045482" office:value-type="float"/>
          <table:table-cell office:value="-0.006907761852121643" office:value-type="float"/>
          <table:table-cell office:value="-0.006677023281228916" office:value-type="float"/>
          <table:table-cell office:value="-4.6388527818616576e-05" office:value-type="float"/>
          <table:table-cell office:value="0.0010637816046073431" office:value-type="float"/>
          <table:table-cell office:value="0.005974843269916307" office:value-type="float"/>
        </table:table-row>
        <table:table-row>
          <table:table-cell office:value="-0.001330772842433733" office:value-type="float"/>
          <table:table-cell office:value="-0.010406688847232556" office:value-type="float"/>
          <table:table-cell office:value="0.011571623848957496" office:value-type="float"/>
          <table:table-cell office:value="-0.0023386263029238326" office:value-type="float"/>
          <table:table-cell office:value="0.006667108299990301" office:value-type="float"/>
          <table:table-cell office:value="-0.004637267180005986" office:value-type="float"/>
          <table:table-cell office:value="0.07753300928004467" office:value-type="float"/>
          <table:table-cell office:value="4" office:value-type="float"/>
          <table:table-cell office:value="0.0074223211979066814" office:value-type="float"/>
          <table:table-cell office:value="-0.0038173243958058677" office:value-type="float"/>
          <table:table-cell office:value="0.008964774620391145" office:value-type="float"/>
          <table:table-cell office:value="0.001637508075760503" office:value-type="float"/>
          <table:table-cell office:value="0.002451961712470441" office:value-type="float"/>
          <table:table-cell office:value="0.0027267792585800397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11T12:30:51.200811</meta:creation-date>
    <dc:date>2024-03-11T12:30:51.203812</dc:date>
    <meta:generator>http://pypi.python.org/pypi/ezodf/0.1.0$Python3.8.10 (default, Nov 22 2023, 10:22:35) 
[GCC 9.4.0]</meta:generator>
    <meta:document-statistic/>
    <meta:editing-cycles>1</meta:editing-cycles>
  </office:meta>
</office:document-meta>
</file>